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8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3.73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1.679cm"/>
    </style:style>
    <style:style style:name="co18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3.134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663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3.19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1.886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2.191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2.801cm"/>
    </style:style>
    <style:style style:name="co33" style:family="table-column">
      <style:table-column-properties fo:break-before="auto" style:column-width="4.634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 style:data-style-name="N113">
      <style:text-properties fo:font-weight="bold" style:font-weight-asian="bold" style:font-weight-complex="bold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2"/>
    <style:style style:name="ce5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3, 17:00</text:p>
          </table:table-cell>
          <table:table-cell/>
          <table:table-cell table:style-name="ce19" office:value-type="string">
            <text:p>March 25, 17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 + 1 new failure</text:p>
          </table:table-cell>
          <table:table-cell table:style-name="ce29"/>
          <table:table-cell table:style-name="ce23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3"/>
          <table:table-cell table:style-name="ce23" office:value-type="string">
            <text:p>Mysterious redeclaration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3"/>
          <table:table-cell table:style-name="ce23" office:value-type="string">
            <text:p>Mysterious redeclaration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29"/>
          <table:table-cell table:style-name="ce23" office:value-type="string">
            <text:p>Syntax error</text:p>
          </table:table-cell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0" table:default-cell-style-name="ce43"/>
        <table:table-column table:style-name="co10" table:default-cell-style-name="ce19"/>
        <table:table-column table:style-name="co11" table:default-cell-style-name="ce18"/>
        <table:table-column table:style-name="co7" table:default-cell-style-name="ce18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Assignmnent operators</text:p>
          </table:table-cell>
          <table:table-cell table:style-name="ce39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 table:style-name="ce36"/>
          <table:table-cell table:style-name="ce36" office:value-type="string">
            <text:p>Fail gracefully (we need more robustness tests)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85">
            <text:p>8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5"/>
          <table:table-cell table:style-name="ce35" office:value-type="string">
            <text:p>- join</text:p>
          </table:table-cell>
          <table:table-cell table:style-name="ce38" office:value-type="float" office:value="0.2">
            <text:p>0.2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Tijs /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1017"/>
        </table:table-row>
        <table:table-row table:style-name="ro1">
          <table:table-cell table:style-name="ce36" table:number-columns-repeated="2"/>
          <table:table-cell table:style-name="ce39"/>
          <table:table-cell table:style-name="ce45"/>
          <table:table-cell table:style-name="ce39"/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Unify message strings for each exception type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Tijs</text:p>
          </table:table-cell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3"/>
        <table:table-column table:style-name="co7" table:default-cell-style-name="ce55"/>
        <table:table-column table:style-name="co13" table:default-cell-style-name="ce53"/>
        <table:table-column table:style-name="co14" table:default-cell-style-name="ce56"/>
        <table:table-column table:style-name="co15" table:default-cell-style-name="ce53"/>
        <table:table-column table:style-name="co16" table:default-cell-style-name="ce56"/>
        <table:table-column table:style-name="co17" table:default-cell-style-name="ce53"/>
        <table:table-column table:style-name="co18" table:default-cell-style-name="ce56"/>
        <table:table-column table:style-name="co19" table:default-cell-style-name="ce58"/>
        <table:table-column table:style-name="co20" table:default-cell-style-name="ce53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6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6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/04/2009</text:date>, <text:time>17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4-03T17:35:15</dc:date>
    <dc:language>en-US</dc:language>
    <meta:editing-cycles>229</meta:editing-cycles>
    <meta:editing-duration>PT291H58M06S</meta:editing-duration>
    <meta:document-statistic meta:table-count="8" meta:cell-count="1095" meta:object-count="0"/>
    <meta:user-defined meta:name="Info 1"/>
    <meta:user-defined meta:name="Info 2"/>
    <meta:user-defined meta:name="Info 3"/>
    <meta:user-defined meta:name="Info 4"/>
  </office:meta>
</office:document-meta>
</file>